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692cm" fo:margin-left="0cm" fo:margin-top="0cm" fo:margin-bottom="0cm" fo:break-before="auto" fo:break-after="auto" table:align="left"/>
    </style:style>
    <style:style style:name="Table1.A" style:family="table-column">
      <style:table-column-properties style:column-width="16.692cm"/>
    </style:style>
    <style:style style:name="Table1.1" style:family="table-row">
      <style:table-row-properties style:min-row-height="4.93cm" fo:keep-together="auto"/>
    </style:style>
    <style:style style:name="Table1.A1" style:family="table-cell">
      <style:table-cell-properties style:vertical-align="" fo:padding="0.176cm" fo:border="1pt solid #000000"/>
    </style:style>
    <style:style style:name="Table2" style:family="table">
      <style:table-properties style:width="16.692cm" fo:margin-left="0cm" fo:margin-top="0cm" fo:margin-bottom="0cm" fo:break-before="auto" fo:break-after="auto" table:align="left"/>
    </style:style>
    <style:style style:name="Table2.A" style:family="table-column">
      <style:table-column-properties style:column-width="16.692cm"/>
    </style:style>
    <style:style style:name="Table2.1" style:family="table-row">
      <style:table-row-properties style:min-row-height="4.93cm" fo:keep-together="auto"/>
    </style:style>
    <style:style style:name="Table2.A1" style:family="table-cell">
      <style:table-cell-properties style:vertical-align="" fo:padding="0.176cm" fo:border="1pt solid #000000"/>
    </style:style>
    <style:style style:name="Table3" style:family="table">
      <style:table-properties style:width="16.692cm" fo:margin-left="0cm" fo:margin-top="0cm" fo:margin-bottom="0cm" fo:break-before="auto" fo:break-after="auto" table:align="left"/>
    </style:style>
    <style:style style:name="Table3.A" style:family="table-column">
      <style:table-column-properties style:column-width="16.692cm"/>
    </style:style>
    <style:style style:name="Table3.1" style:family="table-row">
      <style:table-row-properties style:min-row-height="4.93cm" fo:keep-together="auto"/>
    </style:style>
    <style:style style:name="Table3.A1" style:family="table-cell">
      <style:table-cell-properties style:vertical-align="" fo:padding="0.176cm" fo:border="1pt solid #000000"/>
    </style:style>
    <style:style style:name="Table4" style:family="table">
      <style:table-properties style:width="16.692cm" fo:margin-left="0cm" fo:margin-top="0cm" fo:margin-bottom="0cm" fo:break-before="auto" fo:break-after="auto" table:align="left"/>
    </style:style>
    <style:style style:name="Table4.A" style:family="table-column">
      <style:table-column-properties style:column-width="16.692cm"/>
    </style:style>
    <style:style style:name="Table4.1" style:family="table-row">
      <style:table-row-properties style:min-row-height="4.93cm" fo:keep-together="auto"/>
    </style:style>
    <style:style style:name="Table4.A1" style:family="table-cell">
      <style:table-cell-properties style:vertical-align="" fo:padding="0.176cm" fo:border="1pt solid #000000"/>
    </style:style>
    <style:style style:name="Table5" style:family="table">
      <style:table-properties style:width="16.692cm" fo:margin-left="0cm" fo:margin-top="0cm" fo:margin-bottom="0cm" fo:break-before="auto" fo:break-after="auto" table:align="left"/>
    </style:style>
    <style:style style:name="Table5.A" style:family="table-column">
      <style:table-column-properties style:column-width="16.692cm"/>
    </style:style>
    <style:style style:name="Table5.1" style:family="table-row">
      <style:table-row-properties style:min-row-height="4.93cm" fo:keep-together="auto"/>
    </style:style>
    <style:style style:name="Table5.A1" style:family="table-cell">
      <style:table-cell-properties style:vertical-align="" fo:padding="0.176cm" fo:border="1pt solid #000000"/>
    </style:style>
    <style:style style:name="Table6" style:family="table">
      <style:table-properties style:width="16.692cm" fo:margin-left="0cm" fo:margin-top="0cm" fo:margin-bottom="0cm" fo:break-before="auto" fo:break-after="auto" table:align="left"/>
    </style:style>
    <style:style style:name="Table6.A" style:family="table-column">
      <style:table-column-properties style:column-width="16.692cm"/>
    </style:style>
    <style:style style:name="Table6.1" style:family="table-row">
      <style:table-row-properties style:min-row-height="4.93cm" fo:keep-together="auto"/>
    </style:style>
    <style:style style:name="Table6.A1" style:family="table-cell">
      <style:table-cell-properties style:vertical-align="" fo:padding="0.176cm" fo:border="1pt solid #000000"/>
    </style:style>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 style:family="paragraph" style:parent-style-name="Standard">
      <style:paragraph-properties fo:margin-left="0cm" fo:margin-right="0cm" fo:margin-top="0.531cm" fo:margin-bottom="0cm" style:contextual-spacing="false" fo:line-height="100%" fo:text-align="center" style:justify-single-word="false" fo:keep-together="auto" fo:orphans="0" fo:widows="0" fo:text-indent="0cm" style:auto-text-indent="false" fo:padding="0cm" fo:border="none" fo:keep-with-next="auto"/>
    </style:style>
    <style:style style:name="P3" style:family="paragraph" style:parent-style-name="Standard">
      <style:paragraph-properties fo:margin-left="4.507cm" fo:margin-right="0cm" fo:margin-top="0.189cm" fo:margin-bottom="0cm" style: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677cm" fo:margin-right="0cm" fo:margin-top="0.504cm" fo:margin-bottom="0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5" style:family="paragraph" style:parent-style-name="Standard">
      <style:paragraph-properties fo:margin-left="0.677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6" style:family="paragraph" style:parent-style-name="Standard">
      <style:paragraph-properties fo:margin-left="0.66cm" fo:margin-right="0cm" fo:margin-top="0.497cm" fo:margin-bottom="0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7" style:family="paragraph" style:parent-style-name="Standard">
      <style:paragraph-properties fo:margin-left="0.66cm" fo:margin-right="0cm" fo:margin-top="0.106cm" fo:margin-bottom="0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8" style:family="paragraph" style:parent-style-name="Standard">
      <style:paragraph-properties fo:margin-left="2.591cm" fo:margin-right="0cm" fo:margin-top="0.201cm" fo:margin-bottom="0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9" style:family="paragraph" style:parent-style-name="Standard">
      <style:paragraph-properties fo:margin-left="2.591cm" fo:margin-right="0cm" fo:margin-top="0.189cm" fo:margin-bottom="0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10" style:family="paragraph" style:parent-style-name="Standard">
      <style:paragraph-properties fo:margin-left="2.591cm" fo:margin-right="0cm" fo:margin-top="0.196cm" fo:margin-bottom="0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11" style:family="paragraph" style:parent-style-name="Standard">
      <style:paragraph-properties fo:margin-left="1.965cm" fo:margin-right="0cm" fo:margin-top="0.39cm" fo:margin-bottom="0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12" style:family="paragraph" style:parent-style-name="Standard">
      <style:paragraph-properties fo:margin-left="1.965cm" fo:margin-right="0cm" fo:margin-top="0.072cm" fo:margin-bottom="0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13" style:family="paragraph" style:parent-style-name="Standard">
      <style:paragraph-properties fo:margin-left="1.965cm" fo:margin-right="0cm" fo:margin-top="0.069cm" fo:margin-bottom="0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14" style:family="paragraph" style:parent-style-name="Standard">
      <style:paragraph-properties fo:margin-left="1.965cm" fo:margin-right="0cm" fo:margin-top="0.273cm" fo:margin-bottom="0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15" style:family="paragraph" style:parent-style-name="Standard">
      <style:paragraph-properties fo:margin-left="1.965cm" fo:margin-right="0cm" fo:margin-top="0.293cm" fo:margin-bottom="0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1.965cm" fo:margin-right="0cm" fo:margin-top="0.489cm" fo:margin-bottom="0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17" style:family="paragraph" style:parent-style-name="Standard">
      <style:paragraph-properties fo:margin-left="0.676cm" fo:margin-right="0cm" fo:margin-top="0.293cm" fo:margin-bottom="0cm" style:contextual-spacing="false" fo:line-height="100%" fo:text-align="start" style:justify-single-word="false" fo:keep-together="auto" fo:orphans="0" fo:widows="0" fo:text-indent="0cm" style:auto-text-indent="false" fo:break-before="auto" fo:break-after="auto" fo:padding="0cm" fo:border="none" fo:keep-with-next="auto"/>
    </style:style>
    <style:style style:name="P18" style:family="paragraph" style:parent-style-name="Standard">
      <style:paragraph-properties fo:margin-left="0cm" fo:margin-right="0.462cm" fo:margin-top="0.482cm" fo:margin-bottom="0cm" style:contextual-spacing="false" fo:line-height="100%" fo:text-align="end" style:justify-single-word="false" fo:keep-together="auto" fo:orphans="0" fo:widows="0" fo:text-indent="0cm" style:auto-text-indent="false" fo:break-before="auto" fo:break-after="auto" fo:padding="0cm" fo:border="none" fo:keep-with-next="auto"/>
    </style:style>
    <style:style style:name="P19" style:family="paragraph" style:parent-style-name="Standard">
      <style:paragraph-properties fo:margin-left="1.93cm" fo:margin-right="0cm" fo:margin-top="0.485cm" fo:margin-bottom="0cm" style:contextual-spacing="false" fo:line-height="95%" fo:text-align="start" style:justify-single-word="false" fo:keep-together="auto" fo:orphans="0" fo:widows="0" fo:text-indent="-0.633cm" style:auto-text-indent="false" fo:break-before="auto" fo:break-after="auto" fo:padding="0cm" fo:border="none" fo:keep-with-next="auto"/>
    </style:style>
    <style:style style:name="P20" style:family="paragraph" style:parent-style-name="Standard">
      <style:paragraph-properties fo:margin-left="1.298cm" fo:margin-right="0.005cm" fo:margin-top="0.492cm" fo:margin-bottom="0cm" style:contextual-spacing="false" fo:line-height="95%" fo:text-align="start" style:justify-single-word="false" fo:keep-together="auto" fo:orphans="0" fo:widows="0" fo:text-indent="-0.635cm" style:auto-text-indent="false" fo:break-before="auto" fo:break-after="auto" fo:padding="0cm" fo:border="none" fo:keep-with-next="auto"/>
    </style:style>
    <style:style style:name="P21" style:family="paragraph" style:parent-style-name="Standard">
      <style:paragraph-properties fo:margin-left="1.309cm" fo:margin-right="-0.004cm" fo:margin-top="0cm" fo:margin-bottom="0cm" style:contextual-spacing="false" fo:line-height="95%" fo:text-align="start" style:justify-single-word="false" fo:keep-together="auto" fo:orphans="0" fo:widows="0" fo:text-indent="-0.621cm" style:auto-text-indent="false" fo:break-before="auto" fo:break-after="auto" fo:padding="0cm" fo:border="none" fo:keep-with-next="auto"/>
    </style:style>
    <style:style style:name="P22" style:family="paragraph" style:parent-style-name="Standard">
      <style:paragraph-properties fo:margin-left="2.57cm" fo:margin-right="0.004cm" fo:margin-top="0.293cm" fo:margin-bottom="0cm" style:contextual-spacing="false" fo:line-height="95%" fo:text-align="start" style:justify-single-word="false" fo:keep-together="auto" fo:orphans="0" fo:widows="0" fo:text-indent="-0.603cm" style:auto-text-indent="false" fo:break-before="auto" fo:break-after="auto" fo:padding="0cm" fo:border="none" fo:keep-with-next="auto"/>
    </style:style>
    <style:style style:name="P23" style:family="paragraph" style:parent-style-name="Standard">
      <style:paragraph-properties fo:margin-left="2.581cm" fo:margin-right="0.012cm" fo:margin-top="0.39cm" fo:margin-bottom="0cm" style:contextual-spacing="false" fo:line-height="95%" fo:text-align="start" style:justify-single-word="false" fo:keep-together="auto" fo:orphans="0" fo:widows="0" fo:text-indent="-0.614cm" style:auto-text-indent="false" fo:break-before="auto" fo:break-after="auto" fo:padding="0cm" fo:border="none" fo:keep-with-next="auto"/>
    </style:style>
    <style:style style:name="P24" style:family="paragraph" style:parent-style-name="Standard">
      <style:paragraph-properties fo:margin-left="2.582cm" fo:margin-right="0.002cm" fo:margin-top="0.293cm" fo:margin-bottom="0cm" style:contextual-spacing="false" fo:line-height="95%" fo:text-align="start" style:justify-single-word="false" fo:keep-together="auto" fo:orphans="0" fo:widows="0" fo:text-indent="-0.616cm" style:auto-text-indent="false" fo:break-before="auto" fo:break-after="auto" fo:padding="0cm" fo:border="none" fo:keep-with-next="auto"/>
    </style:style>
    <style:style style:name="P25" style:family="paragraph" style:parent-style-name="Standard">
      <style:paragraph-properties fo:margin-left="2.577cm" fo:margin-right="0.007cm" fo:margin-top="0.293cm" fo:margin-bottom="0cm" style:contextual-spacing="false" fo:line-height="95%" fo:text-align="start" style:justify-single-word="false" fo:keep-together="auto" fo:orphans="0" fo:widows="0" fo:text-indent="-0.612cm" style:auto-text-indent="false" fo:break-before="auto" fo:break-after="auto" fo:padding="0cm" fo:border="none" fo:keep-with-next="auto"/>
    </style:style>
    <style:style style:name="P26" style:family="paragraph" style:parent-style-name="Standard">
      <style:paragraph-properties fo:margin-left="1.316cm" fo:margin-right="0.005cm" fo:margin-top="0.293cm" fo:margin-bottom="0cm" style:contextual-spacing="false" fo:line-height="95%" fo:text-align="start" style:justify-single-word="false" fo:keep-together="auto" fo:orphans="0" fo:widows="0" fo:text-indent="-0.605cm" style:auto-text-indent="false" fo:break-before="auto" fo:break-after="auto" fo:padding="0cm" fo:border="none" fo:keep-with-next="auto"/>
    </style:style>
    <style:style style:name="P27" style:family="paragraph" style:parent-style-name="Standard">
      <style:paragraph-properties fo:margin-left="1.295cm" fo:margin-right="0.005cm" fo:margin-top="0.293cm" fo:margin-bottom="0cm" style:contextual-spacing="false" fo:line-height="95%" fo:text-align="start" style:justify-single-word="false" fo:keep-together="auto" fo:orphans="0" fo:widows="0" fo:text-indent="-0.584cm" style:auto-text-indent="false" fo:break-before="auto" fo:break-after="auto" fo:padding="0cm" fo:border="none" fo:keep-with-next="auto"/>
    </style:style>
    <style:style style:name="P28" style:family="paragraph" style:parent-style-name="Standard">
      <style:paragraph-properties fo:margin-left="1.309cm" fo:margin-right="0.019cm" fo:margin-top="0.501cm" fo:margin-bottom="0cm" style:contextual-spacing="false" fo:line-height="95%" fo:text-align="start" style:justify-single-word="false" fo:keep-together="auto" fo:orphans="0" fo:widows="0" fo:text-indent="-0.649cm" style:auto-text-indent="false" fo:break-before="auto" fo:break-after="auto" fo:padding="0cm" fo:border="none" fo:keep-with-next="auto"/>
    </style:style>
    <style:style style:name="P29" style:family="paragraph" style:parent-style-name="Standard">
      <style:paragraph-properties fo:margin-left="1.295cm" fo:margin-right="0.004cm" fo:margin-top="0.293cm" fo:margin-bottom="0cm" style:contextual-spacing="false" fo:line-height="95%" fo:text-align="start" style:justify-single-word="false" fo:keep-together="auto" fo:orphans="0" fo:widows="0" fo:text-indent="-0.633cm" style:auto-text-indent="false" fo:break-before="auto" fo:break-after="auto" fo:padding="0cm" fo:border="none" fo:keep-with-next="auto"/>
    </style:style>
    <style:style style:name="P30" style:family="paragraph" style:parent-style-name="Standard">
      <style:paragraph-properties fo:margin-left="1.312cm" fo:margin-right="0.005cm" fo:margin-top="0.293cm" fo:margin-bottom="0cm" style:contextual-spacing="false" fo:line-height="95%" fo:text-align="start" style:justify-single-word="false" fo:keep-together="auto" fo:orphans="0" fo:widows="0" fo:text-indent="-0.651cm" style:auto-text-indent="false" fo:break-before="auto" fo:break-after="auto" fo:padding="0cm" fo:border="none" fo:keep-with-next="auto"/>
    </style:style>
    <style:style style:name="P31" style:family="paragraph" style:parent-style-name="Standard">
      <style:paragraph-properties fo:margin-left="1.295cm" fo:margin-right="0cm" fo:margin-top="0.289cm" fo:margin-bottom="0cm" style:contextual-spacing="false" fo:line-height="95%" fo:text-align="justify" style:justify-single-word="false" fo:keep-together="auto" fo:orphans="0" fo:widows="0" fo:text-indent="-0.616cm" style:auto-text-indent="false" fo:break-before="auto" fo:break-after="auto" fo:padding="0cm" fo:border="none" fo:keep-with-next="auto"/>
    </style:style>
    <style:style style:name="P32" style:family="paragraph" style:parent-style-name="Standard">
      <style:paragraph-properties fo:margin-left="1.295cm" fo:margin-right="0.002cm" fo:margin-top="0.293cm" fo:margin-bottom="0cm" style:contextual-spacing="false" fo:line-height="95%" fo:text-align="justify" style:justify-single-word="false" fo:keep-together="auto" fo:orphans="0" fo:widows="0" fo:text-indent="-0.626cm" style:auto-text-indent="false" fo:break-before="auto" fo:break-after="auto" fo:padding="0cm" fo:border="none" fo:keep-with-next="auto"/>
    </style:style>
    <style:style style:name="P33" style:family="paragraph" style:parent-style-name="Standard">
      <style:paragraph-properties fo:margin-left="1.295cm" fo:margin-right="-0.009cm" fo:margin-top="0.293cm" fo:margin-bottom="0cm" style:contextual-spacing="false" fo:line-height="95%" fo:text-align="justify" style:justify-single-word="false" fo:keep-together="auto" fo:orphans="0" fo:widows="0" fo:text-indent="-0.614cm" style:auto-text-indent="false" fo:break-before="auto" fo:break-after="auto" fo:padding="0cm" fo:border="none" fo:keep-with-next="auto"/>
    </style:style>
    <style:style style:name="P34" style:family="paragraph" style:parent-style-name="Standard">
      <style:paragraph-properties fo:margin-left="1.311cm" fo:margin-right="0cm" fo:margin-top="0.293cm" fo:margin-bottom="0cm" style:contextual-spacing="false" fo:line-height="95%" fo:text-align="justify" style:justify-single-word="false" fo:keep-together="auto" fo:orphans="0" fo:widows="0" fo:text-indent="-0.631cm" style:auto-text-indent="false" fo:break-before="auto" fo:break-after="auto" fo:padding="0cm" fo:border="none" fo:keep-with-next="auto"/>
    </style:style>
    <style:style style:name="P35" style:family="paragraph" style:parent-style-name="Standard">
      <style:paragraph-properties fo:margin-left="1.298cm" fo:margin-right="-0.005cm" fo:margin-top="0.273cm" fo:margin-bottom="0cm" style:contextual-spacing="false" fo:line-height="95%" fo:text-align="justify" style:justify-single-word="false" fo:keep-together="auto" fo:orphans="0" fo:widows="0" fo:text-indent="-0.587cm" style:auto-text-indent="false" fo:break-before="auto" fo:break-after="auto" fo:padding="0cm" fo:border="none" fo:keep-with-next="auto"/>
    </style:style>
    <style:style style:name="P36" style:family="paragraph" style:parent-style-name="Standard">
      <style:paragraph-properties fo:margin-left="1.305cm" fo:margin-right="0cm" fo:margin-top="0.293cm" fo:margin-bottom="0cm" style:contextual-spacing="false" fo:line-height="95%" fo:text-align="justify" style:justify-single-word="false" fo:keep-together="auto" fo:orphans="0" fo:widows="0" fo:text-indent="-0.593cm" style:auto-text-indent="false" fo:break-before="auto" fo:break-after="auto" fo:padding="0cm" fo:border="none" fo:keep-with-next="auto"/>
    </style:style>
    <style:style style:name="P37" style:family="paragraph" style:parent-style-name="Standard">
      <style:paragraph-properties fo:margin-left="1.295cm" fo:margin-right="0cm" fo:margin-top="0.109cm" fo:margin-bottom="0cm" style:contextual-spacing="false" fo:line-height="95%" fo:text-align="justify" style:justify-single-word="false" fo:keep-together="auto" fo:orphans="0" fo:widows="0" fo:text-indent="-0.633cm" style:auto-text-indent="false" fo:break-before="auto" fo:break-after="auto" fo:padding="0cm" fo:border="none" fo:keep-with-next="auto"/>
    </style:style>
    <style:style style:name="P38" style:family="paragraph" style:parent-style-name="Standard">
      <style:paragraph-properties fo:margin-left="1.295cm" fo:margin-right="0cm" fo:margin-top="0.485cm" fo:margin-bottom="0cm" style:contextual-spacing="false" fo:line-height="95%" fo:text-align="justify" style:justify-single-word="false" fo:keep-together="auto" fo:orphans="0" fo:widows="0" fo:text-indent="-0.633cm" style:auto-text-indent="false" fo:break-before="auto" fo:break-after="auto" fo:padding="0cm" fo:border="none" fo:keep-with-next="auto"/>
    </style:style>
    <style:style style:name="P39" style:family="paragraph" style:parent-style-name="Standard">
      <style:paragraph-properties fo:margin-left="0.028cm" fo:margin-right="-0.011cm" fo:margin-top="0.487cm" fo:margin-bottom="0cm" style:contextual-spacing="false" fo:line-height="95%" fo:text-align="justify" style:justify-single-word="false" fo:keep-together="auto" fo:orphans="0" fo:widows="0" fo:text-indent="0.005cm" style:auto-text-indent="false" fo:break-before="auto" fo:break-after="auto" fo:padding="0cm" fo:border="none" fo:keep-with-next="auto"/>
    </style:style>
    <style:style style:name="P40" style:family="paragraph" style:parent-style-name="Standard">
      <style:paragraph-properties fo:margin-left="0.039cm" fo:margin-right="0cm" fo:margin-top="0.487cm" fo:margin-bottom="0cm" style:contextual-spacing="false" fo:line-height="95%" fo:text-align="justify" style:justify-single-word="false" fo:keep-together="auto" fo:orphans="0" fo:widows="0" fo:text-indent="-0.005cm" style:auto-text-indent="false" fo:break-before="auto" fo:break-after="auto" fo:padding="0cm" fo:border="none" fo:keep-with-next="auto"/>
    </style:style>
    <style:style style:name="P41" style:family="paragraph" style:parent-style-name="Standard">
      <style:paragraph-properties fo:margin-left="0.03cm" fo:margin-right="-0.004cm" fo:margin-top="0.504cm" fo:margin-bottom="0cm" style:contextual-spacing="false" fo:line-height="95%" fo:text-align="justify" style:justify-single-word="false" fo:keep-together="auto" fo:orphans="0" fo:widows="0" fo:text-indent="0.004cm" style:auto-text-indent="false" fo:break-before="auto" fo:break-after="auto" fo:padding="0cm" fo:border="none" fo:keep-with-next="auto"/>
    </style:style>
    <style:style style:name="P42" style:family="paragraph" style:parent-style-name="Standard">
      <style:paragraph-properties fo:margin-left="0.041cm" fo:margin-right="-0.004cm" fo:margin-top="0.102cm" fo:margin-bottom="0cm" style:contextual-spacing="false" fo:line-height="95%" fo:text-align="justify" style:justify-single-word="false" fo:keep-together="auto" fo:orphans="0" fo:widows="0" fo:text-indent="0cm" style:auto-text-indent="false" fo:break-before="auto" fo:break-after="auto" fo:padding="0cm" fo:border="none" fo:keep-with-next="auto"/>
    </style:style>
    <style:style style:name="P43" style:family="paragraph" style:parent-style-name="Standard">
      <style:paragraph-properties fo:margin-left="1.311cm" fo:margin-right="0cm" fo:margin-top="0.011cm" fo:margin-bottom="0cm" style:contextual-spacing="false" fo:line-height="95%" fo:text-align="justify" style:justify-single-word="false" fo:keep-together="auto" fo:orphans="0" fo:widows="0" fo:text-indent="-0.649cm" style:auto-text-indent="false" fo:break-before="auto" fo:break-after="auto" fo:padding="0cm" fo:border="none" fo:keep-with-next="auto"/>
    </style:style>
    <style:style style:name="P44" style:family="paragraph" style:parent-style-name="Standard">
      <style:paragraph-properties fo:margin-left="0.66cm" fo:margin-right="-0.009cm" fo:margin-top="0.293cm" fo:margin-bottom="0cm" style:contextual-spacing="false" fo:line-height="95%" fo:text-align="center" style:justify-single-word="false" fo:keep-together="auto" fo:orphans="0" fo:widows="0" fo:text-indent="0cm" style:auto-text-indent="false" fo:break-before="auto" fo:break-after="auto" fo:padding="0cm" fo:border="none" fo:keep-with-next="auto"/>
    </style:style>
    <style:style style:name="P45" style:family="paragraph" style:parent-style-name="Standard">
      <style:paragraph-properties fo:margin-left="2.563cm" fo:margin-right="-0.007cm" fo:margin-top="0.485cm" fo:margin-bottom="0cm" style:contextual-spacing="false" fo:line-height="97%" fo:text-align="justify" style:justify-single-word="false" fo:keep-together="auto" fo:orphans="0" fo:widows="0" fo:text-indent="-0.607cm" style:auto-text-indent="false" fo:break-before="auto" fo:break-after="auto" fo:padding="0cm" fo:border="none" fo:keep-with-next="auto"/>
    </style:style>
    <style:style style:name="P46" style:family="paragraph" style:parent-style-name="Standard">
      <style:paragraph-properties fo:margin-left="3.198cm" fo:margin-right="0cm" fo:margin-top="0.196cm" fo:margin-bottom="0cm" style:contextual-spacing="false" fo:line-height="98%" fo:text-align="start" style:justify-single-word="false" fo:keep-together="auto" fo:orphans="0" fo:widows="0" fo:text-indent="-0.607cm" style:auto-text-indent="false" fo:break-before="auto" fo:break-after="auto" fo:padding="0cm" fo:border="none" fo:keep-with-next="auto"/>
    </style:style>
    <style:style style:name="P47" style:family="paragraph" style:parent-style-name="Standard">
      <style:paragraph-properties fo:margin-left="0.041cm" fo:margin-right="2.191cm" fo:margin-top="0.504cm" fo:margin-bottom="0cm" style:contextual-spacing="false" fo:line-height="192%" fo:text-align="start" style:justify-single-word="false" fo:keep-together="auto" fo:orphans="0" fo:widows="0" fo:text-indent="0.012cm" style:auto-text-indent="false" fo:break-before="auto" fo:break-after="auto" fo:padding="0cm" fo:border="none" fo:keep-with-next="auto"/>
    </style:style>
    <style:style style:name="P48" style:family="paragraph" style:parent-style-name="Standard">
      <style:paragraph-properties fo:margin-left="0.041cm" fo:margin-right="2.796cm" fo:margin-top="0cm" fo:margin-bottom="0cm" style:contextual-spacing="false" fo:line-height="193%" fo:text-align="start" style:justify-single-word="false" fo:keep-together="auto" fo:orphans="0" fo:widows="0" fo:text-indent="0.619cm" style:auto-text-indent="false" fo:break-before="auto" fo:break-after="auto" fo:padding="0cm" fo:border="none" fo:keep-with-next="auto"/>
    </style:style>
    <style:style style:name="P49"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0" style:family="paragraph" style:parent-style-name="Standard">
      <style:paragraph-properties fo:margin-left="4.42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51" style:family="paragraph" style:parent-style-name="Standard">
      <style:paragraph-properties fo:margin-left="5.533cm" fo:margin-right="0cm" fo:margin-top="0.196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2" style:family="paragraph" style:parent-style-name="Standard">
      <style:paragraph-properties fo:margin-left="0.034cm" fo:margin-right="0cm" fo:margin-top="0.504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3" style:family="paragraph" style:parent-style-name="Standard">
      <style:paragraph-properties fo:margin-left="0.034cm" fo:margin-right="0cm" fo:margin-top="0.496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4" style:family="paragraph" style:parent-style-name="Standard">
      <style:paragraph-properties fo:margin-left="3.221cm" fo:margin-right="0cm" fo:margin-top="0.191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5" style:family="paragraph" style:parent-style-name="Standard">
      <style:paragraph-properties fo:margin-left="3.221cm" fo:margin-right="0cm" fo:margin-top="0.171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6" style:family="paragraph" style:parent-style-name="Standard">
      <style:paragraph-properties fo:margin-left="3.219cm" fo:margin-right="0cm" fo:margin-top="0.171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7" style:family="paragraph" style:parent-style-name="Standard">
      <style:paragraph-properties fo:margin-left="3.251cm" fo:margin-right="0cm" fo:margin-top="0.273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8" style:family="paragraph" style:parent-style-name="Standard">
      <style:paragraph-properties fo:margin-left="3.21cm" fo:margin-right="0cm" fo:margin-top="0.171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9" style:family="paragraph" style:parent-style-name="Standard">
      <style:paragraph-properties fo:margin-left="3.217cm" fo:margin-right="0cm" fo:margin-top="0.171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0" style:family="paragraph" style:parent-style-name="Standard">
      <style:paragraph-properties fo:margin-left="3.207cm" fo:margin-right="0cm" fo:margin-top="0.171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1" style:family="paragraph" style:parent-style-name="Standard">
      <style:paragraph-properties fo:margin-left="0.035cm" fo:margin-right="0cm" fo:margin-top="0.501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2" style:family="paragraph" style:parent-style-name="Standard">
      <style:paragraph-properties fo:margin-left="0cm" fo:margin-right="2.949cm" fo:margin-top="0.531cm" fo:margin-bottom="0cm" style:contextual-spacing="false" fo:line-height="100%" fo:text-align="end"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3" style:family="paragraph" style:parent-style-name="Standard">
      <style:paragraph-properties fo:margin-left="0cm" fo:margin-right="1.016cm" fo:margin-top="0.273cm" fo:margin-bottom="0cm" style:contextual-spacing="false" fo:line-height="100%" fo:text-align="end"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4" style:family="paragraph" style:parent-style-name="Standard">
      <style:paragraph-properties fo:margin-left="0cm" fo:margin-right="1.834cm" fo:margin-top="0.191cm" fo:margin-bottom="0cm" style:contextual-spacing="false" fo:line-height="100%" fo:text-align="end"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5" style:family="paragraph" style:parent-style-name="Standard">
      <style:paragraph-properties fo:margin-left="0.042cm" fo:margin-right="0.009cm" fo:margin-top="0.496cm" fo:margin-bottom="0cm" style:contextual-spacing="false" fo:line-height="95%" fo:text-align="start" style:justify-single-word="false" fo:keep-together="auto" fo:orphans="0" fo:widows="0" fo:text-indent="-0.012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6" style:family="paragraph" style:parent-style-name="Standard">
      <style:paragraph-properties fo:margin-left="0.028cm" fo:margin-right="0.004cm" fo:margin-top="0.49cm" fo:margin-bottom="0cm" style:contextual-spacing="false" fo:line-height="95%" fo:text-align="start" style:justify-single-word="false" fo:keep-together="auto" fo:orphans="0" fo:widows="0" fo:text-indent="0.00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7" style:family="paragraph" style:parent-style-name="Standard">
      <style:paragraph-properties fo:margin-left="0.037cm" fo:margin-right="-0.002cm" fo:margin-top="0cm" fo:margin-bottom="0cm" style:contextual-spacing="false" fo:line-height="95%" fo:text-align="start" style:justify-single-word="false" fo:keep-together="auto" fo:orphans="0" fo:widows="0" fo:text-indent="-0.00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8" style:family="paragraph" style:parent-style-name="Standard">
      <style:paragraph-properties fo:margin-left="3.838cm" fo:margin-right="0.011cm" fo:margin-top="0.171cm" fo:margin-bottom="0cm" style:contextual-spacing="false" fo:line-height="95%" fo:text-align="start" style:justify-single-word="false" fo:keep-together="auto" fo:orphans="0" fo:widows="0" fo:text-indent="-0.628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9" style:family="paragraph" style:parent-style-name="Standard">
      <style:paragraph-properties fo:margin-left="3.851cm" fo:margin-right="0cm" fo:margin-top="0.185cm" fo:margin-bottom="0cm" style:contextual-spacing="false" fo:line-height="95%" fo:text-align="start" style:justify-single-word="false" fo:keep-together="auto" fo:orphans="0" fo:widows="0" fo:text-indent="-0.642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0" style:family="paragraph" style:parent-style-name="Standard">
      <style:paragraph-properties fo:margin-left="0.039cm" fo:margin-right="0.007cm" fo:margin-top="0.494cm" fo:margin-bottom="0cm" style:contextual-spacing="false" fo:line-height="95%" fo:text-align="start" style:justify-single-word="false" fo:keep-together="auto" fo:orphans="0" fo:widows="0" fo:text-indent="-0.004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1" style:family="paragraph" style:parent-style-name="Standard">
      <style:paragraph-properties fo:margin-left="0.025cm" fo:margin-right="0cm" fo:margin-top="0.494cm" fo:margin-bottom="0cm" style:contextual-spacing="false" fo:line-height="95%" fo:text-align="justify" style:justify-single-word="false" fo:keep-together="auto" fo:orphans="0" fo:widows="0" fo:text-indent="0.004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2" style:family="paragraph" style:parent-style-name="Standard">
      <style:paragraph-properties fo:margin-left="0.026cm" fo:margin-right="0.009cm" fo:margin-top="0.487cm" fo:margin-bottom="0cm" style:contextual-spacing="false" fo:line-height="95%" fo:text-align="justify" style:justify-single-word="false" fo:keep-together="auto" fo:orphans="0" fo:widows="0" fo:text-indent="0.00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3" style:family="paragraph" style:parent-style-name="Standard">
      <style:paragraph-properties fo:margin-left="0.025cm" fo:margin-right="0.005cm" fo:margin-top="0.504cm" fo:margin-bottom="0cm" style:contextual-spacing="false" fo:line-height="95%" fo:text-align="justify" style:justify-single-word="false" fo:keep-together="auto" fo:orphans="0" fo:widows="0" fo:text-indent="0.00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4" style:family="paragraph" style:parent-style-name="Standard">
      <style:paragraph-properties fo:margin-left="0.028cm" fo:margin-right="0.016cm" fo:margin-top="0.494cm" fo:margin-bottom="0cm" style:contextual-spacing="false" fo:line-height="95%"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5" style:family="paragraph" style:parent-style-name="Standard">
      <style:paragraph-properties fo:margin-left="0.025cm" fo:margin-right="0.009cm" fo:margin-top="0cm" fo:margin-bottom="0cm" style:contextual-spacing="false" fo:line-height="95%" fo:text-align="justify" style:justify-single-word="false" fo:keep-together="auto" fo:orphans="0" fo:widows="0" fo:text-indent="0.00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6" style:family="paragraph" style:parent-style-name="Standard">
      <style:paragraph-properties fo:margin-left="0.039cm" fo:margin-right="0.185cm" fo:margin-top="0.91cm" fo:margin-bottom="0cm" style:contextual-spacing="false" fo:line-height="96%" fo:text-align="start" style:justify-single-word="false" fo:keep-together="auto" fo:orphans="0" fo:widows="0" fo:text-indent="-0.00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7" style:family="paragraph" style:parent-style-name="Standard">
      <style:paragraph-properties fo:margin-left="0.039cm" fo:margin-right="0.185cm" fo:margin-top="0.7cm" fo:margin-bottom="0cm" style:contextual-spacing="false" fo:line-height="96%" fo:text-align="start" style:justify-single-word="false" fo:keep-together="auto" fo:orphans="0" fo:widows="0" fo:text-indent="-0.00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8" style:family="paragraph" style:parent-style-name="Standard">
      <style:paragraph-properties fo:margin-left="0.039cm" fo:margin-right="0.185cm" fo:margin-top="1.573cm" fo:margin-bottom="0cm" style:contextual-spacing="false" fo:line-height="96%" fo:text-align="start" style:justify-single-word="false" fo:keep-together="auto" fo:orphans="0" fo:widows="0" fo:text-indent="-0.00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9" style:family="paragraph" style:parent-style-name="Standard">
      <style:paragraph-properties fo:margin-left="0.039cm" fo:margin-right="0.185cm" fo:margin-top="0.462cm" fo:margin-bottom="0cm" style:contextual-spacing="false" fo:line-height="96%" fo:text-align="start" style:justify-single-word="false" fo:keep-together="auto" fo:orphans="0" fo:widows="0" fo:text-indent="-0.00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0" style:family="paragraph" style:parent-style-name="Standard">
      <style:paragraph-properties fo:margin-left="0.039cm" fo:margin-right="0.185cm" fo:margin-top="1.393cm" fo:margin-bottom="0cm" style:contextual-spacing="false" fo:line-height="96%" fo:text-align="start" style:justify-single-word="false" fo:keep-together="auto" fo:orphans="0" fo:widows="0" fo:text-indent="-0.00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1" style:family="paragraph" style:parent-style-name="Standard">
      <style:paragraph-properties fo:margin-left="0.039cm" fo:margin-right="0.185cm" fo:margin-top="4.427cm" fo:margin-bottom="0cm" style:contextual-spacing="false" fo:line-height="96%" fo:text-align="start" style:justify-single-word="false" fo:keep-together="auto" fo:orphans="0" fo:widows="0" fo:text-indent="-0.00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2" style:family="paragraph" style:parent-style-name="Standard">
      <style:paragraph-properties fo:margin-left="3.796cm" fo:margin-right="0.005cm" fo:margin-top="0.175cm" fo:margin-bottom="0cm" style:contextual-spacing="false" fo:line-height="95%" fo:text-align="justify" style:justify-single-word="false" fo:keep-together="auto" fo:orphans="0" fo:widows="0" fo:text-indent="0.03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5pt" fo:font-style="italic" style:text-underline-style="none" fo:font-weight="normal" style:font-name-asian="Times New Roman1" style:font-size-asian="10.5pt" style:font-style-asian="italic" style:font-weight-asian="normal" style:font-name-complex="Times New Roman1" style:font-size-complex="10.5pt"/>
    </style:style>
    <style:style style:name="P8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fo:font-variant="normal" fo:text-transform="none" fo:color="#3465a4" loext:opacity="100%"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P84" style:family="paragraph" style:parent-style-name="Standard">
      <style:paragraph-properties fo:margin-left="0.067cm" fo:margin-right="0cm" fo:margin-top="0.997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80" loext:opacity="1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P85" style:family="paragraph" style:parent-style-name="Standard">
      <style:paragraph-properties fo:margin-left="0.041cm" fo:margin-right="0cm" fo:margin-top="0.485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80" loext:opacity="1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P86" style:family="paragraph" style:parent-style-name="Standard">
      <style:paragraph-properties fo:margin-left="0.035cm" fo:margin-right="0cm" fo:margin-top="1.175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80" loext:opacity="1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P87" style:family="paragraph" style:parent-style-name="Standard">
      <style:paragraph-properties fo:margin-left="0.042cm" fo:margin-right="0cm" fo:margin-top="0.49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80" loext:opacity="1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P88" style:family="paragraph" style:parent-style-name="Standard">
      <style:paragraph-properties fo:margin-left="0.039cm" fo:margin-right="0cm" fo:margin-top="0.203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80" loext:opacity="1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89" style:family="paragraph" style:parent-style-name="Standard">
      <style:paragraph-properties fo:margin-left="0.039cm" fo:margin-right="0cm" fo:margin-top="0.494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80" loext:opacity="1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90" style:family="paragraph" style:parent-style-name="Standard">
      <style:paragraph-properties fo:margin-left="0.035cm" fo:margin-right="0cm" fo:margin-top="0.203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80" loext:opacity="1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91" style:family="paragraph" style:parent-style-name="Standard">
      <style:paragraph-properties fo:margin-left="0.035cm" fo:margin-right="0cm" fo:margin-top="1.182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80" loext:opacity="1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92" style:family="paragraph" style:parent-style-name="Standard">
      <style:paragraph-properties fo:margin-left="0.034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80" loext:opacity="100%" style:text-line-through-style="none" style:text-line-through-type="none" style:text-position="0% 100%" style:font-name="Times New Roman" fo:font-size="13.5pt" fo:font-style="normal" style:text-underline-style="none" fo:font-weight="normal" style:font-name-asian="Times New Roman1" style:font-size-asian="13.5pt" style:font-style-asian="normal" style:font-weight-asian="normal" style:font-name-complex="Times New Roman1" style:font-size-complex="13.5pt"/>
    </style:style>
    <style:style style:name="P93" style:family="paragraph" style:parent-style-name="Standard">
      <style:paragraph-properties fo:margin-left="0.034cm" fo:margin-right="0cm" fo:margin-top="0.485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80" loext:opacity="100%" style:text-line-through-style="none" style:text-line-through-type="none" style:text-position="0% 100%" style:font-name="Times New Roman" fo:font-size="13.5pt" fo:font-style="normal" style:text-underline-style="none" fo:font-weight="normal" style:font-name-asian="Times New Roman1" style:font-size-asian="13.5pt" style:font-style-asian="normal" style:font-weight-asian="normal" style:font-name-complex="Times New Roman1" style:font-size-complex="13.5pt"/>
    </style:style>
    <style:style style:name="P94" style:family="paragraph" style:parent-style-name="Standard">
      <style:paragraph-properties fo:margin-left="0.034cm" fo:margin-right="0cm" fo:margin-top="0.501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80" loext:opacity="100%" style:text-line-through-style="none" style:text-line-through-type="none" style:text-position="0% 100%" style:font-name="Times New Roman" fo:font-size="13.5pt" fo:font-style="normal" style:text-underline-style="none" fo:font-weight="normal" style:font-name-asian="Times New Roman1" style:font-size-asian="13.5pt" style:font-style-asian="normal" style:font-weight-asian="normal" style:font-name-complex="Times New Roman1" style:font-size-complex="13.5pt"/>
    </style:style>
    <style:style style:name="P95" style:family="paragraph" style:parent-style-name="Standard">
      <style:paragraph-properties fo:margin-left="2.566cm" fo:margin-right="-0.004cm" fo:margin-top="0.497cm" fo:margin-bottom="0cm" style:contextual-spacing="false" fo:line-height="97%" fo:text-align="justify" style:justify-single-word="false" fo:keep-together="auto" fo:orphans="0" fo:widows="0" fo:text-indent="-0.61cm" style:auto-text-indent="false" fo:break-before="auto" fo:break-after="auto" fo:padding="0cm" fo:border="none" fo:keep-with-next="auto"/>
      <style:text-properties officeooo:paragraph-rsid="00108986"/>
    </style:style>
    <style:style style:name="T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fc600" style:font-name-asian="Times New Roman1" style:font-size-asian="12pt" style:font-style-asian="normal" style:font-weight-asian="normal" style:font-name-complex="Times New Roman1" style:font-size-complex="12pt"/>
    </style:style>
    <style:style style:name="T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00fa3"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08986"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1aa91"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7"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8"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9"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00" loext:opacity="1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1" style:family="text">
      <style:text-properties fo:font-variant="normal" fo:text-transform="none" fo:color="#3465a4"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2" style:family="text">
      <style:text-properties fo:font-variant="normal" fo:text-transform="none" fo:color="#000080" loext:opacity="100%" style:text-line-through-style="none" style:text-line-through-type="none" style:text-position="0% 100%" style:font-name="Times New Roman" fo:font-size="13.5pt" fo:font-style="normal" style:text-underline-style="none" fo:font-weight="normal" style:font-name-asian="Times New Roman1" style:font-size-asian="13.5pt" style:font-style-asian="normal" style:font-weight-asian="normal" style:font-name-complex="Times New Roman1" style:font-size-complex="13.5pt"/>
    </style:style>
    <style:style style:name="T13" style:family="text">
      <style:text-properties fo:font-variant="normal" fo:text-transform="none" fo:color="#000080" loext:opacity="100%" style:text-line-through-style="none" style:text-line-through-type="none" style:text-position="0% 100%" style:font-name="Times New Roman" fo:font-size="13.5pt" fo:font-style="italic" style:text-underline-style="none" fo:font-weight="normal" style:font-name-asian="Times New Roman1" style:font-size-asian="13.5pt" style:font-style-asian="italic" style:font-weight-asian="normal" style:font-name-complex="Times New Roman1" style:font-size-complex="13.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able:table table:name="Table1" table:style-name="Table1">
        <table:table-column table:style-name="Table1.A"/>
        <table:table-row table:style-name="Table1.1">
          <table:table-cell table:style-name="Table1.A1" office:value-type="string">
            <text:p text:style-name="P50">IES Luis Vélez de Guevara - Écija </text:p>
            <text:p text:style-name="P51">Departamento de Informática </text:p>
            <text:p text:style-name="P3"><text:span text:style-name="T1">CFGS: </text:span><text:span text:style-name="T11">Desarrollo de Aplicaciones Web </text:span></text:p>
            <text:p text:style-name="P62">Desarrollo de xxxxxxxxxxxxxxxxxxxxxxxxxxxxxxxxxxxxxxx </text:p>
            <text:p text:style-name="P2"><text:span text:style-name="T6">Alumno</text:span><text:span text:style-name="T1">: </text:span><text:span text:style-name="T2">Manuel Priego García</text:span></text:p>
          </table:table-cell>
        </table:table-row>
      </table:table>
      <text:p text:style-name="P1"/>
      <text:p text:style-name="P1"/>
      <text:p text:style-name="P83">GUION DE TRABAJO </text:p>
      <text:p text:style-name="P84">1 Objetivos del proyecto </text:p>
      <text:p text:style-name="P65">Antes de empezar el trabajo de campo hay que estudiar y definir las siguientes partes fundamentales: </text:p>
      <text:p text:style-name="P4"><text:span text:style-name="T8"> </text:span><text:span text:style-name="T1">Objetivos generales. </text:span><text:span text:style-name="T7">(podría ser algo así) </text:span></text:p>
      <text:p text:style-name="P45"><text:span text:style-name="T10">o </text:span><text:span text:style-name="T1">Desarrollar una aplicación web de </text:span><text:span text:style-name="T4">superación de malos hábitos</text:span><text:span text:style-name="T1"> para usuarios de </text:span><text:span text:style-name="T4">todo tipo</text:span><text:span text:style-name="T1"> con roles de </text:span><text:span text:style-name="T4">usuario y administrador</text:span><text:span text:style-name="T1"> que permita funcionalidades como la de </text:span><text:span text:style-name="T4">proponerte metas</text:span><text:span text:style-name="T1"> dentro del sector </text:span><text:span text:style-name="T4">social</text:span><text:span text:style-name="T1">. </text:span></text:p>
      <text:p text:style-name="P95"><text:span text:style-name="T10">o </text:span><text:span text:style-name="T1">Las tecnologías que se van a usar son </text:span><text:span text:style-name="T4">java, ajax, html y css</text:span><text:span text:style-name="T1"> mediante herramientas como </text:span><text:span text:style-name="T4">Springboot y thymeleaf </text:span><text:span text:style-name="T5">o react</text:span><text:span text:style-name="T1">. Se crearán servicios web para ________ usando frameworks _______ _____________ </text:span></text:p>
      <text:p text:style-name="P6"><text:span text:style-name="T8"> </text:span><text:span text:style-name="T1">Objetivos parciales. </text:span></text:p>
      <text:p text:style-name="P19"><text:span text:style-name="T8"> </text:span><text:span text:style-name="T1">Se enumerarán el conjunto de objetivos por parcelas que se plantean cubrir, como pueden ser: </text:span></text:p>
      <text:p text:style-name="P8"><text:span text:style-name="T10">o </text:span><text:span text:style-name="T1">Guía de estilos para </text:span><text:span text:style-name="T5">la gestión de metas y usuarios</text:span><text:span text:style-name="T1"> </text:span></text:p>
      <text:p text:style-name="P46"><text:span text:style-name="T10">o </text:span><text:span text:style-name="T1">Modelos de datos conceptual, lógico y físico para un servidor de BD </text:span><text:span text:style-name="T5">relacional</text:span><text:span text:style-name="T1"> versión instanciado en un sistema </text:span><text:span text:style-name="T5">MySQL</text:span></text:p>
      <text:p text:style-name="P9"><text:span text:style-name="T10">o </text:span><text:span text:style-name="T1">... </text:span></text:p>
      <text:p text:style-name="P10"><text:span text:style-name="T10">o </text:span><text:span text:style-name="T1">… </text:span></text:p>
      <text:p text:style-name="P10"><text:span text:style-name="T10">o </text:span><text:span text:style-name="T1">Despliegue de la aplicación a través de </text:span><text:span text:style-name="T5">XAMPP</text:span><text:span text:style-name="T1"> </text:span></text:p>
      <text:p text:style-name="P10"><text:span text:style-name="T10">o </text:span><text:span text:style-name="T1">... </text:span></text:p>
      <text:p text:style-name="P85">2 Documentación a entregar </text:p>
      <text:p text:style-name="P88">2.1 Documento en pdf. </text:p>
      <text:p text:style-name="P66">El alumno o alumna confeccionará un documento PDF prestando especial atención al formato del mismo con respecto a la justificación de los párrafos, incorporación de imágenes que ilustren el </text:p>
      <text:p text:style-name="P76"><text:soft-page-break/>Profesor: xxxxxxxxxxxx Tlf. del Instituto: 955879918 e-mail: xxxxxxxxxxxxxxxxxxxxxxx </text:p>
      <table:table table:name="Table2" table:style-name="Table2">
        <table:table-column table:style-name="Table2.A"/>
        <table:table-row table:style-name="Table2.1">
          <table:table-cell table:style-name="Table2.A1" office:value-type="string">
            <text:p text:style-name="P50">IES Luis Vélez de Guevara - Écija </text:p>
            <text:p text:style-name="P51">Departamento de Informática </text:p>
            <text:p text:style-name="P3"><text:span text:style-name="T1">CFGS: </text:span><text:span text:style-name="T11">Desarrollo de Aplicaciones Web </text:span></text:p>
            <text:p text:style-name="P62">Desarrollo de xxxxxxxxxxxxxxxxxxxxxxxxxxxxxxxxxxxxxxx </text:p>
            <text:p text:style-name="P2"><text:span text:style-name="T6">Alumno</text:span><text:span text:style-name="T1">: xxxxx xxxxx xxxxxxxxxxx</text:span></text:p>
          </table:table-cell>
        </table:table-row>
      </table:table>
      <text:p text:style-name="P1"/>
      <text:p text:style-name="P1"/>
      <text:p text:style-name="P67">texto con sus respectivas referencias, encabezado y pie de páginas. El encabezado tiene que incluir el nombre del proyecto y el pie de página, el nombre del autor y número de página. </text:p>
      <text:p text:style-name="P52">Los apartados que tienen que incluir el documento son: </text:p>
      <text:p text:style-name="P18"><text:span text:style-name="T1">1. </text:span><text:span text:style-name="T6">Portada</text:span><text:span text:style-name="T1">: tiene que reflejar los siguientes elementos y no incluir encabezamiento ni pie:: </text:span></text:p>
      <text:p text:style-name="P11"><text:span text:style-name="T9"> </text:span><text:span text:style-name="T1">Imagen gráfica representativa a escoger por el alumno/a. </text:span></text:p>
      <text:p text:style-name="P12"><text:span text:style-name="T9"> </text:span><text:span text:style-name="T1">Nombre del instituto y localidad </text:span></text:p>
      <text:p text:style-name="P13"><text:span text:style-name="T9"> </text:span><text:span text:style-name="T1">Nombre del Módulo Profesional: Proyecto DAW. </text:span></text:p>
      <text:p text:style-name="P12"><text:span text:style-name="T9"> </text:span><text:span text:style-name="T1">Título del proyecto. </text:span></text:p>
      <text:p text:style-name="P13"><text:span text:style-name="T9"> </text:span><text:span text:style-name="T1">Fecha de Exposición. </text:span></text:p>
      <text:p text:style-name="P12"><text:span text:style-name="T9"> </text:span><text:span text:style-name="T1">Nombre del alumno/a. </text:span></text:p>
      <text:p text:style-name="P13"><text:span text:style-name="T9"> </text:span><text:span text:style-name="T1">Nombre del profesor tutor del proyecto. </text:span></text:p>
      <text:p text:style-name="P20"><text:span text:style-name="T1">2. </text:span><text:span text:style-name="T6">Índice actualizado </text:span><text:span text:style-name="T1">de contenidos: que recoja de forma detallada las páginas de los diversos apartados del documento. </text:span></text:p>
      <text:p text:style-name="P31"><text:span text:style-name="T1">3. </text:span><text:span text:style-name="T6">Descripción general del proyecto</text:span><text:span text:style-name="T1">: indica con una terminología básica no técnica en que consiste el proyecto, de tal manera que lo pueda entender perfectamente una persona no profesional de un entorno educativo ni del sector informático. </text:span></text:p>
      <text:p text:style-name="P32"><text:span text:style-name="T1">4. </text:span><text:span text:style-name="T6">Objetivos generales </text:span><text:span text:style-name="T1">y, si procede, objetivos específicos. Los objetivos generales consisten en exponer que pretendes conseguir con la consecución de este proyecto. Los objetivos específicos son aquellos que se alcanzan de forma secundaria al realizar dicho proyecto. Toma como base el apartado 1 de este guion. </text:span></text:p>
      <text:p text:style-name="P33"><text:span text:style-name="T1">5. </text:span><text:span text:style-name="T6">Análisis de opciones </text:span><text:span text:style-name="T1">previas que se plantean (al menos dos) para dar solución a la problemática del proyecto según los objetivos del mismo. Consiste en exponer de forma rápida, diferenciada y ordenada qué recursos tecnológicos se proponen en cada opción planteada para conseguir los objetivos. Por ejemplo: sistema, servidores, IDEs, lenguajes, tipo de servicios web, frameworks, herramientas administrativas, etc… </text:span></text:p>
      <text:p text:style-name="P34"><text:span text:style-name="T1">6. </text:span><text:span text:style-name="T6">Justificación de la opción</text:span><text:span text:style-name="T1">, camino o solución escogida para realizar el proyecto: en este apartado tienes que justificar la elección de las opciones que has expuesto en el apartado anterior. </text:span></text:p>
      <text:p text:style-name="P17"><text:span text:style-name="T1">7. </text:span><text:span text:style-name="T6">Recursos </text:span><text:span text:style-name="T1">necesarios para el desarrollo del proyecto: </text:span></text:p>
      <text:p text:style-name="P14"><text:span text:style-name="T9"> </text:span><text:span text:style-name="T1">De tipo hardware </text:span></text:p>
      <text:p text:style-name="P12"><text:span text:style-name="T9"> </text:span><text:span text:style-name="T1">De tipo software </text:span></text:p>
      <text:p text:style-name="P13"><text:span text:style-name="T9"> </text:span><text:span text:style-name="T1">Servicios online (repositorios, servidores de despliegue…), en su caso </text:span></text:p>
      <text:p text:style-name="P77"><text:soft-page-break/>Profesor: xxxxxxxxxxxx Tlf. del Instituto: 955879918 e-mail: xxxxxxxxxxxxxxxxxxxxxxx </text:p>
      <table:table table:name="Table3" table:style-name="Table3">
        <table:table-column table:style-name="Table3.A"/>
        <table:table-row table:style-name="Table3.1">
          <table:table-cell table:style-name="Table3.A1" office:value-type="string">
            <text:p text:style-name="P50">IES Luis Vélez de Guevara - Écija </text:p>
            <text:p text:style-name="P51">Departamento de Informática </text:p>
            <text:p text:style-name="P3"><text:span text:style-name="T1">CFGS: </text:span><text:span text:style-name="T11">Desarrollo de Aplicaciones Web </text:span></text:p>
            <text:p text:style-name="P62">Desarrollo de xxxxxxxxxxxxxxxxxxxxxxxxxxxxxxxxxxxxxxx </text:p>
            <text:p text:style-name="P2"><text:span text:style-name="T6">Alumno</text:span><text:span text:style-name="T1">: xxxxx xxxxx xxxxxxxxxxx</text:span></text:p>
          </table:table-cell>
        </table:table-row>
      </table:table>
      <text:p text:style-name="P1"/>
      <text:p text:style-name="P1"/>
      <text:p text:style-name="P21"><text:span text:style-name="T1">8. </text:span><text:span text:style-name="T6">Desarrollo del proyecto</text:span><text:span text:style-name="T1">: dependiendo de la naturaleza del proyecto se deberían detallar los siguientes apartados: </text:span></text:p>
      <text:p text:style-name="P22"><text:span text:style-name="T9"> </text:span><text:span text:style-name="T1">Base de datos: diagrama E/R y/o modelo relacional. Script SQL de creación de tablas y restricciones de integridad. </text:span></text:p>
      <text:p text:style-name="P15"><text:span text:style-name="T9"> </text:span><text:span text:style-name="T1">Programación: </text:span></text:p>
      <text:p text:style-name="P63">1. Prototipo de la web, que incluya entre otros, guía de estilo, licencias... </text:p>
      <text:p text:style-name="P68">2. Guía de estilo de codificación (sangría, espacios entre líneas, comentarios, nombres de variables, …). </text:p>
      <text:p text:style-name="P64">3. Organización física y jerárquica del código (carpetas y archivos). </text:p>
      <text:p text:style-name="P82">No incluir todo el código fuente del proyecto, si acaso aquellas partes de especial relevancia. Todo el código fuente, librerías y demás componentes deben alojarse en repositorio personal del alumno/a como puede ser GitHub o cualquier otra plataforma. </text:p>
      <text:p text:style-name="P69">4. Clases y métodos (en programación orientada a objetos). Diagramas en su caso. </text:p>
      <text:p text:style-name="P54">5. Funciones (en programación procedimental). </text:p>
      <text:p text:style-name="P56">6. Pruebas. </text:p>
      <text:p text:style-name="P16"><text:span text:style-name="T9"> </text:span><text:span text:style-name="T1">Diseño web: </text:span></text:p>
      <text:p text:style-name="P57">1. Estructura del sitio web </text:p>
      <text:p text:style-name="P58">2. Maqueta del sitio web. </text:p>
      <text:p text:style-name="P59">3. Manual de diseño </text:p>
      <text:p text:style-name="P60">4. Usabilidad </text:p>
      <text:p text:style-name="P55">5. Accesibilidad </text:p>
      <text:p text:style-name="P56">6. Proceso de despliegue </text:p>
      <text:p text:style-name="P23"><text:span text:style-name="T9"> </text:span><text:span text:style-name="T1">Control de versiones: enlace/s al repositorio online (GitHub o similar) que contiene el código fuente de la aplicación web. </text:span></text:p>
      <text:p text:style-name="P24"><text:span text:style-name="T9"> </text:span><text:span text:style-name="T1">Despliegue: en su caso, enlace/s a la aplicación web desplegada en Internet (Heroku o similar). <text:s/></text:span></text:p>
      <text:p text:style-name="P25"><text:span text:style-name="T9"> </text:span><text:span text:style-name="T1">Implantación de software: descripción detallada de los pasos seguidos para implantar el proyecto y cumplir con los objetivos generales planteados. </text:span></text:p>
      <text:p text:style-name="P78"><text:soft-page-break/>Profesor: xxxxxxxxxxxx Tlf. del Instituto: 955879918 e-mail: xxxxxxxxxxxxxxxxxxxxxxx </text:p>
      <table:table table:name="Table4" table:style-name="Table4">
        <table:table-column table:style-name="Table4.A"/>
        <table:table-row table:style-name="Table4.1">
          <table:table-cell table:style-name="Table4.A1" office:value-type="string">
            <text:p text:style-name="P50">IES Luis Vélez de Guevara - Écija </text:p>
            <text:p text:style-name="P51">Departamento de Informática </text:p>
            <text:p text:style-name="P3"><text:span text:style-name="T1">CFGS: </text:span><text:span text:style-name="T11">Desarrollo de Aplicaciones Web </text:span></text:p>
            <text:p text:style-name="P62">Desarrollo de xxxxxxxxxxxxxxxxxxxxxxxxxxxxxxxxxxxxxxx </text:p>
            <text:p text:style-name="P2"><text:span text:style-name="T6">Alumno</text:span><text:span text:style-name="T1">: xxxxx xxxxx xxxxxxxxxxx</text:span></text:p>
          </table:table-cell>
        </table:table-row>
      </table:table>
      <text:p text:style-name="P1"/>
      <text:p text:style-name="P1"/>
      <text:p text:style-name="P5"><text:span text:style-name="T1">9. </text:span><text:span text:style-name="T6">Manual básico </text:span><text:span text:style-name="T1">de utilización para el usuario, si procede. </text:span></text:p>
      <text:p text:style-name="P35"><text:span text:style-name="T1">10. </text:span><text:span text:style-name="T6">Dificultades encontradas</text:span><text:span text:style-name="T1">: se indicarán las dificultades o problemas surgidos durante la realización del proyecto y las soluciones aportadas, si existieron. Ve anotando las dificultades a lo largo del tiempo en que suceden durante las semanas de realización de este proyecto. </text:span></text:p>
      <text:p text:style-name="P26"><text:span text:style-name="T1">11. </text:span><text:span text:style-name="T6">Conclusiones</text:span><text:span text:style-name="T1">: se indicarán las conclusiones personales a las cuales ha llegado el alumno/a sobre el proyecto realizado. </text:span></text:p>
      <text:p text:style-name="P27"><text:span text:style-name="T1">12. </text:span><text:span text:style-name="T6">Posibles mejoras</text:span><text:span text:style-name="T1">: se recogerá los diferentes aspectos en los cuales se puede mejorar el proyecto expuesto. </text:span></text:p>
      <text:p text:style-name="P36"><text:span text:style-name="T1">13. </text:span><text:span text:style-name="T6">Fuentes de información </text:span><text:span text:style-name="T1">y recursos utilizados: se indicarán las fuentes de información consultadas (webgrafía o bibliografía) y los recursos empleados para realizar el proyecto. En caso de enlace a recurso de internet, incluir URL, sitio web, título de la página y fecha de consulta. </text:span></text:p>
      <text:p text:style-name="P89">2.2 Presentaciones y Archivos de Códigos. </text:p>
      <text:p text:style-name="P71">Además del documento PDF, se entregará en la ubicación que se indique el documento con las presentaciones a utilizar el día de la defensa del proyecto, así como las carpetas y archivos de código fuente utilizados, si procede en la naturaleza del proyecto, todos comprimidos en formato ZIP. Por tanto, hay que GitHub o similar. </text:p>
      <text:p text:style-name="P86">3 Desarrollo y Tutorización del Proyecto </text:p>
      <text:p text:style-name="P90">3.1 Desarrollo </text:p>
      <text:p text:style-name="P70">El proceso de desarrollo del proyecto se divide en tres fases, coincidiendo cada una de ellas con los períodos indicados a continuación: </text:p>
      <text:p text:style-name="P28"><text:span text:style-name="T8"> </text:span><text:span text:style-name="T6">Fase inicial</text:span><text:span text:style-name="T1">: del 17 al 21 de marzo. Contacto con el alumno o alumna y entrega de la documentación por parte del tutor o tutora. </text:span></text:p>
      <text:p text:style-name="P37"><text:span text:style-name="T8"> </text:span><text:span text:style-name="T6">Fase intermedia</text:span><text:span text:style-name="T1">: del 24 de marzo al 30 de mayo. Se realiza de forma simultánea, en su caso, con la FCT, con revisiones periódicas según lo estipulado por el tutor o tutora del proyecto en la fase inicial La documentación generada tendrá que estar guardada en la plataforma habilitada antes del día 1 de junio. </text:span></text:p>
      <text:p text:style-name="P29"><text:span text:style-name="T8"> </text:span><text:span text:style-name="T6">Fase final</text:span><text:span text:style-name="T1">: a partir del 1 de junio. Exposición del Proyecto en el día y hora fijada, que será publicada en el tablón de anuncios del departamento. </text:span></text:p>
      <text:p text:style-name="P79"><text:soft-page-break/>Profesor: xxxxxxxxxxxx Tlf. del Instituto: 955879918 e-mail: xxxxxxxxxxxxxxxxxxxxxxx </text:p>
      <table:table table:name="Table5" table:style-name="Table5">
        <table:table-column table:style-name="Table5.A"/>
        <table:table-row table:style-name="Table5.1">
          <table:table-cell table:style-name="Table5.A1" office:value-type="string">
            <text:p text:style-name="P50">IES Luis Vélez de Guevara - Écija </text:p>
            <text:p text:style-name="P51">Departamento de Informática </text:p>
            <text:p text:style-name="P3"><text:span text:style-name="T1">CFGS: </text:span><text:span text:style-name="T11">Desarrollo de Aplicaciones Web </text:span></text:p>
            <text:p text:style-name="P62">Desarrollo de xxxxxxxxxxxxxxxxxxxxxxxxxxxxxxxxxxxxxxx </text:p>
            <text:p text:style-name="P2"><text:span text:style-name="T6">Alumno</text:span><text:span text:style-name="T1">: xxxxx xxxxx xxxxxxxxxxx</text:span></text:p>
          </table:table-cell>
        </table:table-row>
      </table:table>
      <text:p text:style-name="P1"/>
      <text:p text:style-name="P1"/>
      <text:p text:style-name="P92">Fase inicial </text:p>
      <text:p text:style-name="P39"><text:span text:style-name="T1">La fase inicial del proyecto se llevará a cabo </text:span><text:span text:style-name="T6">en el centro educativo</text:span><text:span text:style-name="T1">. Durante este periodo, en el horario habitual del profesor tutor del proyecto o en un horario específico para esos días, se hará entrega al alumno de los requisitos del proyecto y se comenzará a trabajar en el mismo. Se fijará el calendario de revisiones periódicas del avance del proyecto. </text:span></text:p>
      <text:p text:style-name="P61">En esta fase hay que perfilar objetivos generales y específicos. </text:p>
      <text:p text:style-name="P93">Fase intermedia </text:p>
      <text:p text:style-name="P72">La fase intermedia del proyecto se llevará a cabo mientras el alumno realiza la FCT, cuando coincida en tiempo. Durante este periodo, el alumno o alumna trabajará en casa sobre el proyecto, guardando la documentación generada en la plataforma habilitada para el mismo y se realizará una revisión del mismo por parte del tutor o tutora del proyecto. </text:p>
      <text:p text:style-name="P94">Fase final </text:p>
      <text:p text:style-name="P40"><text:span text:style-name="T1">La fase final se llevará a cabo </text:span><text:span text:style-name="T6">en el centro educativo</text:span><text:span text:style-name="T1">. Dentro de este período, se fijará una fecha concreta para que el alumno/a exponga su proyecto y se procederá a la exposición y evaluación del mismo. <text:s/></text:span></text:p>
      <text:p text:style-name="P41"><text:span text:style-name="T1">La exposición tendrá una duración aproximada de 25 a 30 minutos, en los cuales el alumno/a tendrá que exponer una presentación de las actividad desarrolada, demostrar el funcionamiento y contestar las preguntas del profesorado. </text:span><text:span text:style-name="T6">Se recomienda el uso de presentaciones durante la exposición del trabajo. </text:span></text:p>
      <text:p text:style-name="P73">Durante la exposición, se podrán utilizar los recursos que el alumno/a crea necesario, ya sean propios o del centro, tales como ordenadores y proyectores, previa indicación al tutor o tutora del proyecto. <text:s/></text:p>
      <text:p text:style-name="P91">3.2 Tutorización </text:p>
      <text:p text:style-name="P74">Una vez entregados en fase inicial los requisitos del Proyecto, los alumnos/as procederán a su realización teniendo en cuenta que el papel de los profesores es el de tutorización del mismo, esto es, marcar las directrices que se han de seguir en la ejecución del proyecto para la consecución de los objetivos y orientación en cuanto a su realización. </text:p>
      <text:p text:style-name="P80"><text:soft-page-break/>Profesor: xxxxxxxxxxxx Tlf. del Instituto: 955879918 e-mail: xxxxxxxxxxxxxxxxxxxxxxx </text:p>
      <table:table table:name="Table6" table:style-name="Table6">
        <table:table-column table:style-name="Table6.A"/>
        <table:table-row table:style-name="Table6.1">
          <table:table-cell table:style-name="Table6.A1" office:value-type="string">
            <text:p text:style-name="P50">IES Luis Vélez de Guevara - Écija </text:p>
            <text:p text:style-name="P51">Departamento de Informática </text:p>
            <text:p text:style-name="P3"><text:span text:style-name="T1">CFGS: </text:span><text:span text:style-name="T11">Desarrollo de Aplicaciones Web </text:span></text:p>
            <text:p text:style-name="P62">Desarrollo de xxxxxxxxxxxxxxxxxxxxxxxxxxxxxxxxxxxxxxx </text:p>
            <text:p text:style-name="P2"><text:span text:style-name="T6">Alumno</text:span><text:span text:style-name="T1">: xxxxx xxxxx xxxxxxxxxxx</text:span></text:p>
          </table:table-cell>
        </table:table-row>
      </table:table>
      <text:p text:style-name="P1"/>
      <text:p text:style-name="P1"/>
      <text:p text:style-name="P75">Durante la fase intermedia los alumnos/as deben tomar conciencia de la necesidad de no dejar el proyecto para última hora. El profesorado velará por el seguimiento del mismo y garantizará la continuidad de la realización de las actividades. </text:p>
      <text:p text:style-name="P47"><text:span text:style-name="T1">Se emplearán los siguientes medios para lleva a cabo la tutorización de los proyectos: </text:span><text:span text:style-name="T12">Tutorízación </text:span><text:span text:style-name="T13">on-line </text:span></text:p>
      <text:p text:style-name="P7"><text:span text:style-name="T8"> </text:span><text:span text:style-name="T1">A través de la plataforma Google Drive, mediante carpeta compartida. </text:span></text:p>
      <text:p text:style-name="P48"><text:span text:style-name="T8"> </text:span><text:span text:style-name="T1">A través del correo electrónico del tutor o tutora: xxxxxxxxxxxxxxxxxxxx </text:span><text:span text:style-name="T12">Tutorización en el centro </text:span></text:p>
      <text:p text:style-name="P42"><text:span text:style-name="T1">Cuando el alumno o alumna acuda al centro para el seguimiento de éste o consultar dudas al tutor o tutora, se harán </text:span><text:span text:style-name="T6">dentro del horario destinado a tal fin establecido. </text:span><text:span text:style-name="T1">En caso extraordinario, el alumno o alumna siempre deberá concertar previamente una cita con el tutor o tutora. </text:span></text:p>
      <text:p text:style-name="P87">4 Criterios de evaluación </text:p>
      <text:p text:style-name="P53">Para la evaluación del proyecto se tendrán en cuenta los siguientes criterios: </text:p>
      <text:p text:style-name="P38"><text:span text:style-name="T8"> </text:span><text:span text:style-name="T6">Exposición del proyecto (20%)</text:span><text:span text:style-name="T1">: Claridad y orden, uso de materiales multimedia, demostración del correcto funcionamiento, respuestas a preguntas, y peticiones del profesorado. <text:s/></text:span></text:p>
      <text:p text:style-name="P43"><text:span text:style-name="T8"> </text:span><text:span text:style-name="T6">Documentación aportada (20%)</text:span><text:span text:style-name="T1">: Estructura del Documento e Índice, legibilidad y expresión ortográfica, ilustraciones y formato general del documento, y materiales consultados. <text:s/></text:span></text:p>
      <text:p text:style-name="P30"><text:span text:style-name="T8"> </text:span><text:span text:style-name="T6">Contenidos (40%)</text:span><text:span text:style-name="T1">: Cumplimiento de los requisitos, profundización, conclusiones y futuras mejoras, originalidad, y futuras mejoras. <text:s/></text:span></text:p>
      <text:p text:style-name="P44"><text:span text:style-name="T8"> </text:span><text:span text:style-name="T6">Seguimiento y Cumplimiento Periódico (20%)</text:span><text:span text:style-name="T1">: Cumplimientos de las entregas y comunicación con el tutor o tutora, autonomía en la resolución de problemas, y esfuerzo. </text:span></text:p>
      <text:p text:style-name="P81"><text:soft-page-break/>Profesor: xxxxxxxxxxxx Tlf. del Instituto: 955879918 e-mail: xxxxxxxxxxxxxxxxxxxxxxx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669cm" style:num-format="1" style:print-orientation="portrait" fo:margin-top="1.236cm" fo:margin-bottom="1.73cm" fo:margin-left="1.963cm" fo:margin-right="2.32cm" style:writing-mode="lr-tb" style:layout-grid-color="#c0c0c0" style:layout-grid-lines="2670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24T11:12:31.199205459</dc:date>
    <meta:editing-duration>PT3M30S</meta:editing-duration>
    <meta:editing-cycles>1</meta:editing-cycles>
    <meta:document-statistic meta:table-count="6" meta:image-count="0" meta:object-count="0" meta:page-count="7" meta:paragraph-count="127" meta:word-count="1780" meta:character-count="11731" meta:non-whitespace-character-count="9952"/>
  </office:meta>
</office:document-meta>
</file>